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Times New Roman" style:font-size-complex="12pt"/>
    </style:style>
    <style:style style:name="T3" style:parent-style-name="DefaultParagraphFont" style:family="text">
      <style:text-properties style:font-name-complex="Times New Roman" style:font-size-complex="12pt"/>
    </style:style>
    <style:style style:name="T4" style:parent-style-name="DefaultParagraphFont" style:family="text">
      <style:text-properties style:font-name-complex="Times New Roman" style:font-size-complex="12pt"/>
    </style:style>
    <style:style style:name="T5" style:parent-style-name="DefaultParagraphFont" style:family="text">
      <style:text-properties style:font-name-complex="Times New Roman" style:font-size-complex="12pt"/>
    </style:style>
    <style:style style:name="T6" style:parent-style-name="DefaultParagraphFont" style:family="text">
      <style:text-properties style:font-name-complex="Times New Roman" style:font-size-complex="12pt"/>
    </style:style>
    <style:style style:name="T7" style:parent-style-name="DefaultParagraphFont" style:family="text">
      <style:text-properties style:font-name-complex="Times New Roman" style:font-size-complex="12pt"/>
    </style:style>
    <style:style style:name="P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9" style:parent-style-name="DefaultParagraphFont" style:family="text">
      <style:text-properties style:font-name-complex="Times New Roman" style:font-size-complex="12pt"/>
    </style:style>
    <style:style style:name="T10" style:parent-style-name="DefaultParagraphFont" style:family="text">
      <style:text-properties style:font-name-complex="Times New Roman" style:font-size-complex="12pt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TO JFranklin2345@acme.com,</text:span></text:p>
      <text:p text:style-name="Standard"><text:span text:style-name="T3">FROM JMartin2345@acme.com</text:span></text:p>
      <text:p text:style-name="Standard"><text:span text:style-name="T4">CC MLee2345@acme.com</text:span></text:p>
      <text:p text:style-name="Standard"><text:span text:style-name="T5">BC</text:span></text:p>
      <text:p text:style-name="Standard"><text:span text:style-name="T6">DATE 9/13/2016</text:span></text:p>
      <text:p text:style-name="Standard"><text:span text:style-name="T7">SUBJECT Request for College tuition reimbursement</text:span></text:p>
      <text:p text:style-name="P8"><text:span text:style-name="T9"><text:s/>ATTACHMENT AcmeTuitionReimbursment.doc;<text:s/></text:span><text:span text:style-name="T10">JMartinKVCCAcountSummary.pdf; JMartinKVCCTranscript.pdf</text:span></text:p>
      <text:p text:style-name="Standard">Dear James Franklin:</text:p>
      <text:p text:style-name="Standard"/>
      <text:p text:style-name="Standard">I understand that the company provides tuition reimbursement for students enrolled in a degree program in the computer field. I am currently enrolled at Kalamazoo Valley Community College(KVCC) in the Software Development program. <text:s/>This semester, the classes I am taking are Technical Writing and C#. I am hoping these classes will be covered under the company’s reimbursement program for college tuition.</text:p>
      <text:p text:style-name="Standard"/>
      <text:p text:style-name="Standard">I believe that Acme’s I.T.<text:s/>Department has an ongoing need for Software Developers. <text:s/>Currently,<text:s/>there are not enough Software Developers in American to fill all the positions nationwide. <text:s/>The number of unfulfilled Software Developer positions is expected to exceed one million by 2020<text:s/>according to the Wall Street Journal. Acme's tuition reimbursement program is a great way for the company to help fill its needs in this area. <text:s/>Advancing Acme workers into Software Development positions can have the additional benefit of creating Software<text:s/>Developers that are familiar with the culture of Acme therefore needing less training.</text:p>
      <text:p text:style-name="Standard"/>
      <text:p text:style-name="Standard">In the future, I intend to advance to Software Developer in Acme's I.T. Department. <text:s/>In this position, I would have the advantage over an applicant hired from outside the company as I am already familiar with our products and our company's culture. <text:s/>As part of the I.T. Department, I have already been trained in the procedures of the Department and have a good relationship with the Software Development Team. <text:s/>If I am added to the Software Development Team,<text:s/>I could become an immediately productive member without the normal training period needed for new hires.</text:p>
      <text:p text:style-name="Standard"/>
      <text:p text:style-name="Standard">Please review the attachments to this email. Attached to this email is the Acme company’s College Tuition Reimbursement form, the Account summary from KVCC, and my transcript from KVCC. I believe these forms show that I have met the requirements for the reimbursement program. I look forward to seeing your response to my application. <text:s/>Our need for the highest writers of<text:s/>software is what can set us apart in the present and can establish our future success.</text:p>
      <text:p text:style-name="Standard"/>
      <text:p text:style-name="Standard">Sincerely,</text:p>
      <text:p text:style-name="P11">Jeffrey Martin</text:p>
      <text:p text:style-name="P12"/>
      <text:p text:style-name="P13"/>
      <text:p text:style-name="P14">Dear Mark Lee:</text:p>
      <text:p text:style-name="P15"/>
      <text:p text:style-name="P16">As per the instructions on the Acme company’s College Tuition Reimbursement form, I am informing you how going to school<text:s/>will impact my availability for work. This should give you the information needed if you need to change my work schedule.</text:p>
      <text:p text:style-name="P17"/>
      <text:p text:style-name="P18">Due to the classes I am taking, I will not be able to work on Monday and Wednesday from 1:00Pm to 6:00Pm. <text:s/>I chose the time for these<text:s/>classes since they do not conflict with my current work schedule.</text:p>
      <text:p text:style-name="P19"/>
      <text:p text:style-name="P20">As I have stated before I am flexible in my work schedule and look forward to helping out the company by filling in when needed.</text:p>
      <text:p text:style-name="P21"/>
      <text:p text:style-name="P22">Sincerely,</text:p>
      <text:p text:style-name="P23">Jeffrey Mart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lliam deDie</meta:initial-creator>
    <dc:creator>KVCC</dc:creator>
    <meta:creation-date>2016-09-13T18:48:00Z</meta:creation-date>
    <dc:date>2016-09-22T18:27:00Z</dc:date>
    <meta:template xlink:href="Normal.dotm" xlink:type="simple"/>
    <meta:editing-cycles>16</meta:editing-cycles>
    <meta:editing-duration>PT510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2" meta:character-count="2962" meta:row-count="21" meta:non-whitespace-character-count="2525"/>
  </office:meta>
</office:document-meta>
</file>